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9ed8f" officeooo:paragraph-rsid="0009ed8f" style:font-weight-asian="bold" style:font-weight-complex="bold"/>
    </style:style>
    <style:style style:name="P3" style:family="paragraph" style:parent-style-name="Standard">
      <style:text-properties fo:font-weight="bold" officeooo:rsid="0009ed8f" officeooo:paragraph-rsid="00109b91" style:font-weight-asian="bold" style:font-weight-complex="bold"/>
    </style:style>
    <style:style style:name="P4" style:family="paragraph" style:parent-style-name="Standard">
      <style:text-properties fo:font-weight="bold" officeooo:rsid="0009ed8f" officeooo:paragraph-rsid="00121d3d" style:font-weight-asian="bold" style:font-weight-complex="bold"/>
    </style:style>
    <style:style style:name="P5" style:family="paragraph" style:parent-style-name="Standard">
      <style:text-properties fo:font-weight="bold" officeooo:rsid="0009ed8f" officeooo:paragraph-rsid="0013f2d4" style:font-weight-asian="bold" style:font-weight-complex="bold"/>
    </style:style>
    <style:style style:name="P6" style:family="paragraph" style:parent-style-name="Standard">
      <style:text-properties fo:font-weight="bold" officeooo:paragraph-rsid="00109b91" style:font-weight-asian="bold" style:font-weight-complex="bold"/>
    </style:style>
    <style:style style:name="P7" style:family="paragraph" style:parent-style-name="Standard">
      <style:text-properties fo:font-weight="bold" officeooo:paragraph-rsid="00121d3d" style:font-weight-asian="bold" style:font-weight-complex="bold"/>
    </style:style>
    <style:style style:name="P8" style:family="paragraph" style:parent-style-name="Standard">
      <style:text-properties fo:font-weight="bold" officeooo:paragraph-rsid="0013f2d4" style:font-weight-asian="bold" style:font-weight-complex="bold"/>
    </style:style>
    <style:style style:name="P9" style:family="paragraph" style:parent-style-name="Standard">
      <style:text-properties fo:font-size="22pt" fo:font-weight="bold" style:font-weight-asian="bold" style:font-weight-complex="bold"/>
    </style:style>
    <style:style style:name="P10" style:family="paragraph" style:parent-style-name="Standard">
      <style:text-properties fo:font-size="22pt" fo:font-weight="bold" officeooo:rsid="000cac06" officeooo:paragraph-rsid="000cac06" style:font-weight-asian="bold" style:font-weight-complex="bold"/>
    </style:style>
    <style:style style:name="P11" style:family="paragraph" style:parent-style-name="Standard">
      <style:text-properties fo:font-size="22pt" fo:font-weight="bold" officeooo:rsid="00114889" officeooo:paragraph-rsid="00114889" style:font-weight-asian="bold" style:font-weight-complex="bold"/>
    </style:style>
    <style:style style:name="P12" style:family="paragraph" style:parent-style-name="Standard">
      <style:text-properties fo:font-size="22pt" fo:font-weight="bold" officeooo:rsid="00114889" officeooo:paragraph-rsid="00121d3d" style:font-weight-asian="bold" style:font-weight-complex="bold"/>
    </style:style>
    <style:style style:name="P13" style:family="paragraph" style:parent-style-name="Standard">
      <style:text-properties fo:font-size="22pt" fo:font-weight="bold" officeooo:rsid="00114889" officeooo:paragraph-rsid="0013f2d4"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normal" officeooo:rsid="000bc624" officeooo:paragraph-rsid="000bc624" style:font-weight-asian="normal" style:font-weight-complex="normal"/>
    </style:style>
    <style:style style:name="P16" style:family="paragraph" style:parent-style-name="Standard">
      <style:text-properties fo:font-weight="normal" officeooo:rsid="000bc624" officeooo:paragraph-rsid="00109b91" style:font-weight-asian="normal" style:font-weight-complex="normal"/>
    </style:style>
    <style:style style:name="P17" style:family="paragraph" style:parent-style-name="Standard">
      <style:text-properties fo:font-weight="normal" officeooo:rsid="000bc624" officeooo:paragraph-rsid="00121d3d" style:font-weight-asian="normal" style:font-weight-complex="normal"/>
    </style:style>
    <style:style style:name="P18" style:family="paragraph" style:parent-style-name="Standard">
      <style:text-properties fo:font-weight="normal" officeooo:rsid="000bc624" officeooo:paragraph-rsid="0013f2d4" style:font-weight-asian="normal" style:font-weight-complex="normal"/>
    </style:style>
    <style:style style:name="P19" style:family="paragraph" style:parent-style-name="Standard">
      <style:text-properties fo:font-weight="normal" officeooo:paragraph-rsid="00109b91" style:font-weight-asian="normal" style:font-weight-complex="normal"/>
    </style:style>
    <style:style style:name="P20" style:family="paragraph" style:parent-style-name="Standard">
      <style:text-properties fo:font-weight="normal" officeooo:paragraph-rsid="00121d3d" style:font-weight-asian="normal" style:font-weight-complex="normal"/>
    </style:style>
    <style:style style:name="P21" style:family="paragraph" style:parent-style-name="Standard">
      <style:text-properties fo:font-weight="normal" officeooo:paragraph-rsid="0013f2d4" style:font-weight-asian="normal" style:font-weight-complex="normal"/>
    </style:style>
    <style:style style:name="P22" style:family="paragraph" style:parent-style-name="Standard">
      <style:text-properties fo:font-weight="normal" officeooo:rsid="0006d61e" style:font-weight-asian="normal" style:font-weight-complex="normal"/>
    </style:style>
    <style:style style:name="P23" style:family="paragraph" style:parent-style-name="Standard">
      <style:text-properties fo:font-weight="normal" officeooo:rsid="0006d61e" officeooo:paragraph-rsid="00109b91" style:font-weight-asian="normal" style:font-weight-complex="normal"/>
    </style:style>
    <style:style style:name="P24" style:family="paragraph" style:parent-style-name="Standard">
      <style:text-properties style:font-name="DejaVu Sans Mono" fo:font-size="8pt" fo:font-weight="normal" officeooo:rsid="000bc624" officeooo:paragraph-rsid="000bc624" style:font-weight-asian="normal" style:font-weight-complex="normal"/>
    </style:style>
    <style:style style:name="P25" style:family="paragraph" style:parent-style-name="Standard">
      <style:text-properties style:font-name="DejaVu Sans Mono" fo:font-size="8pt" fo:font-weight="normal" officeooo:rsid="000bc624" officeooo:paragraph-rsid="00109b91" style:font-size-asian="8pt" style:font-weight-asian="normal" style:font-size-complex="8pt" style:font-weight-complex="normal"/>
    </style:style>
    <style:style style:name="P26" style:family="paragraph" style:parent-style-name="Standard">
      <style:text-properties style:font-name="DejaVu Sans Mono" fo:font-size="8pt" fo:font-weight="normal" officeooo:rsid="000bc624" officeooo:paragraph-rsid="00121d3d" style:font-size-asian="8pt" style:font-weight-asian="normal" style:font-size-complex="8pt" style:font-weight-complex="normal"/>
    </style:style>
    <style:style style:name="P27" style:family="paragraph" style:parent-style-name="Standard">
      <style:text-properties style:font-name="DejaVu Sans Mono" fo:font-size="8pt" fo:font-weight="normal" officeooo:rsid="000bc624" officeooo:paragraph-rsid="0013f2d4" style:font-size-asian="8pt" style:font-weight-asian="normal" style:font-size-complex="8pt" style:font-weight-complex="normal"/>
    </style:style>
    <style:style style:name="P28" style:family="paragraph" style:parent-style-name="Standard">
      <style:text-properties style:font-name="DejaVu Sans Mono" fo:font-size="8pt" fo:font-weight="bold" officeooo:rsid="000cac06" officeooo:paragraph-rsid="00109b91" style:font-size-asian="8pt" style:font-weight-asian="bold" style:font-size-complex="8pt" style:font-weight-complex="bold"/>
    </style:style>
    <style:style style:name="P29" style:family="paragraph" style:parent-style-name="Standard">
      <style:text-properties style:font-name="Liberation Serif" fo:font-size="12pt" fo:font-weight="normal" officeooo:rsid="000f025d" officeooo:paragraph-rsid="000f025d" style:font-weight-asian="normal" style:font-weight-complex="normal"/>
    </style:style>
    <style:style style:name="P30" style:family="paragraph" style:parent-style-name="Standard">
      <style:text-properties style:font-name="Liberation Serif" fo:font-size="12pt" fo:font-weight="normal" officeooo:rsid="00109b91" officeooo:paragraph-rsid="00109b91" style:font-weight-asian="normal" style:font-weight-complex="normal"/>
    </style:style>
    <style:style style:name="P31" style:family="paragraph" style:parent-style-name="Standard">
      <style:text-properties style:font-name="Liberation Serif" fo:font-size="12pt" fo:font-weight="normal" officeooo:rsid="00109b91" officeooo:paragraph-rsid="00121d3d" style:font-weight-asian="normal" style:font-weight-complex="normal"/>
    </style:style>
    <style:style style:name="P32" style:family="paragraph" style:parent-style-name="Standard">
      <style:text-properties style:font-name="Liberation Serif" fo:font-size="12pt" fo:font-weight="normal" officeooo:rsid="00109b91" officeooo:paragraph-rsid="0013f2d4" style:font-weight-asian="normal" style:font-weight-complex="normal"/>
    </style:style>
    <style:style style:name="P33" style:family="paragraph" style:parent-style-name="Standard">
      <style:text-properties style:font-name="Liberation Serif" fo:font-size="12pt" fo:font-weight="bold" officeooo:rsid="000bc624" officeooo:paragraph-rsid="000bc624" style:font-weight-asian="bold" style:font-weight-complex="bold"/>
    </style:style>
    <style:style style:name="P34" style:family="paragraph" style:parent-style-name="Standard">
      <style:text-properties style:font-name="Liberation Serif" fo:font-size="12pt" fo:font-weight="bold" officeooo:rsid="000bc624" officeooo:paragraph-rsid="00121d3d" style:font-weight-asian="bold" style:font-weight-complex="bold"/>
    </style:style>
    <style:style style:name="P35" style:family="paragraph" style:parent-style-name="Standard">
      <style:text-properties style:font-name="Liberation Serif" fo:font-size="12pt" fo:font-weight="bold" officeooo:rsid="000bc624" officeooo:paragraph-rsid="0013f2d4" style:font-weight-asian="bold" style:font-weight-complex="bold"/>
    </style:style>
    <style:style style:name="P36" style:family="paragraph" style:parent-style-name="Standard">
      <style:text-properties style:font-name="Liberation Serif" fo:font-size="22pt" fo:font-weight="bold" officeooo:rsid="000bc624" officeooo:paragraph-rsid="000bc624" style:font-weight-asian="bold" style:font-weight-complex="bold"/>
    </style:style>
    <style:style style:name="P37" style:family="paragraph" style:parent-style-name="Standard">
      <style:text-properties style:font-name="Liberation Serif" fo:font-size="22pt" fo:font-weight="bold" officeooo:rsid="000bc624" officeooo:paragraph-rsid="00121d3d" style:font-weight-asian="bold" style:font-weight-complex="bold"/>
    </style:style>
    <style:style style:name="P38" style:family="paragraph" style:parent-style-name="Standard">
      <style:text-properties fo:font-size="22pt" fo:font-weight="bold" officeooo:rsid="001d82f0" officeooo:paragraph-rsid="001d82f0" style:font-weight-asian="bold" style:font-weight-complex="bold"/>
    </style:style>
    <style:style style:name="P39" style:family="paragraph" style:parent-style-name="Standard">
      <style:text-properties fo:font-size="12pt" fo:font-weight="normal" officeooo:rsid="001d82f0" officeooo:paragraph-rsid="001d82f0" style:font-weight-asian="normal" style:font-weight-complex="normal"/>
    </style:style>
    <style:style style:name="P40" style:family="paragraph" style:parent-style-name="Table_20_Contents">
      <style:text-properties fo:font-size="12pt" officeooo:rsid="001d82f0" officeooo:paragraph-rsid="001d82f0" style:font-size-asian="10.5pt" style:font-size-complex="12pt"/>
    </style:style>
    <style:style style:name="T1" style:family="text">
      <style:text-properties officeooo:rsid="0004f4e2"/>
    </style:style>
    <style:style style:name="T2" style:family="text">
      <style:text-properties fo:font-weight="bold" style:font-weight-asian="bold" style:font-weight-complex="bold"/>
    </style:style>
    <style:style style:name="T3" style:family="text">
      <style:text-properties officeooo:rsid="0005bcfe"/>
    </style:style>
    <style:style style:name="T4" style:family="text">
      <style:text-properties fo:font-weight="normal" style:font-weight-asian="normal" style:font-weight-complex="normal"/>
    </style:style>
    <style:style style:name="T5" style:family="text">
      <style:text-properties fo:font-weight="normal" officeooo:rsid="0005bcfe" style:font-weight-asian="normal" style:font-weight-complex="normal"/>
    </style:style>
    <style:style style:name="T6" style:family="text">
      <style:text-properties fo:font-weight="normal" officeooo:rsid="00063d38" style:font-weight-asian="normal" style:font-weight-complex="normal"/>
    </style:style>
    <style:style style:name="T7" style:family="text">
      <style:text-properties fo:font-weight="normal" officeooo:rsid="0006d61e" style:font-weight-asian="normal" style:font-weight-complex="normal"/>
    </style:style>
    <style:style style:name="T8" style:family="text">
      <style:text-properties fo:font-weight="normal" officeooo:rsid="0008921c" style:font-weight-asian="normal" style:font-weight-complex="normal"/>
    </style:style>
    <style:style style:name="T9" style:family="text">
      <style:text-properties fo:font-weight="normal" officeooo:rsid="000bc624" style:font-weight-asian="normal" style:font-weight-complex="normal"/>
    </style:style>
    <style:style style:name="T10" style:family="text">
      <style:text-properties officeooo:rsid="00063d38"/>
    </style:style>
    <style:style style:name="T11" style:family="text">
      <style:text-properties officeooo:rsid="0006d61e"/>
    </style:style>
    <style:style style:name="T12" style:family="text">
      <style:text-properties officeooo:rsid="0008921c"/>
    </style:style>
    <style:style style:name="T13" style:family="text">
      <style:text-properties officeooo:rsid="000bc624"/>
    </style:style>
    <style:style style:name="T14" style:family="text">
      <style:text-properties officeooo:rsid="000f025d"/>
    </style:style>
    <style:style style:name="T15" style:family="text">
      <style:text-properties officeooo:rsid="00109b91"/>
    </style:style>
    <style:style style:name="T16" style:family="text">
      <style:text-properties style:font-name="Liberation Serif" fo:font-size="12pt" fo:font-weight="bold" officeooo:rsid="000bc624" style:font-weight-asian="bold" style:font-weight-complex="bold"/>
    </style:style>
    <style:style style:name="T17" style:family="text">
      <style:text-properties style:font-name="Liberation Serif" fo:font-size="12pt" officeooo:rsid="00109b91"/>
    </style:style>
    <style:style style:name="T18" style:family="text">
      <style:text-properties officeooo:rsid="00114889"/>
    </style:style>
    <style:style style:name="T19" style:family="text">
      <style:text-properties officeooo:rsid="00121d3d"/>
    </style:style>
    <style:style style:name="T20" style:family="text">
      <style:text-properties officeooo:rsid="0013f2d4"/>
    </style:style>
    <style:style style:name="T21" style:family="text">
      <style:text-properties officeooo:rsid="0014e3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IP addr used</text:p>
      <table:table table:name="Table1" table:style-name="Table1">
        <table:table-column table:style-name="Table1.A" table:number-columns-repeated="5"/>
        <table:table-row>
          <table:table-cell table:style-name="Table1.A1" office:value-type="string">
            <text:p text:style-name="P40">Container Name</text:p>
          </table:table-cell>
          <table:table-cell table:style-name="Table1.A1" office:value-type="string">
            <text:p text:style-name="P40">T1_server</text:p>
          </table:table-cell>
          <table:table-cell table:style-name="Table1.A1" office:value-type="string">
            <text:p text:style-name="P40">T1_worker01</text:p>
          </table:table-cell>
          <table:table-cell table:style-name="Table1.A1" office:value-type="string">
            <text:p text:style-name="P40">T1_worker02</text:p>
          </table:table-cell>
          <table:table-cell table:style-name="Table1.E1" office:value-type="string">
            <text:p text:style-name="P40">T1_worker03</text:p>
          </table:table-cell>
        </table:table-row>
        <table:table-row>
          <table:table-cell table:style-name="Table1.A2" office:value-type="string">
            <text:p text:style-name="P40">IP <text:s/>Addr Used</text:p>
          </table:table-cell>
          <table:table-cell table:style-name="Table1.A2" office:value-type="string">
            <text:p text:style-name="P40">172.17.0.2</text:p>
          </table:table-cell>
          <table:table-cell table:style-name="Table1.A2" office:value-type="string">
            <text:p text:style-name="P40">172.17.0.3</text:p>
          </table:table-cell>
          <table:table-cell table:style-name="Table1.A2" office:value-type="string">
            <text:p text:style-name="P40">172.17.0.4</text:p>
          </table:table-cell>
          <table:table-cell table:style-name="Table1.E2" office:value-type="string">
            <text:p text:style-name="P40">172.17.0.5</text:p>
          </table:table-cell>
        </table:table-row>
      </table:table>
      <text:p text:style-name="P38"/>
      <text:p text:style-name="P38">Shared Storage Path</text:p>
      <text:p text:style-name="P39">Source:/home/rajat/sheesh/DSD6231/Lab/Assignments/Assignment1/COMP6231_assignment_1_client_server</text:p>
      <text:p text:style-name="P39"/>
      <text:p text:style-name="P39">Target:/T1_files</text:p>
      <text:p text:style-name="P39"/>
      <text:p text:style-name="P39"/>
      <text:p text:style-name="P9">Server Section</text:p>
      <text:p text:style-name="P9"/>
      <text:p text:style-name="P1"><text:span text:style-name="T1">1)</text:span>rajat@rajat:~$ docker run --name T1_server --mount type=bind,source=/home/rajat/sheesh/DSD6231/Lab/Assignments/Assignment1/COMP6231_assignment_1_client_server,target=/T1_files --shm-size 2GB -it python bash</text:p>
      <text:p text:style-name="P14"><text:span text:style-name="T2">docker run</text:span> command first creates a writeable container layer over the specified image</text:p>
      <text:p text:style-name="P1">--<text:span text:style-name="T3">name </text:span><text:span text:style-name="T5">Assign a name to the container (</text:span><text:span text:style-name="T3">T1_server</text:span><text:span text:style-name="T5">)</text:span></text:p>
      <text:p text:style-name="P1">--<text:span text:style-name="T10">mount </text:span><text:span text:style-name="T6"><text:s/>flag allows you to mount volumes, host-directories and tmpfs mounts in a container.</text:span></text:p>
      <text:p text:style-name="P1"><text:span text:style-name="T10">source</text:span><text:span text:style-name="T6"> is the mount point location in the host file system</text:span></text:p>
      <text:p text:style-name="P19"><text:span text:style-name="T2">target</text:span> is the mount point location inside the container.<text:span text:style-name="T15">( </text:span><text:span text:style-name="T16">T1_files </text:span><text:span text:style-name="T17">)</text:span></text:p>
      <text:p text:style-name="P1">--<text:span text:style-name="T11">shm-size </text:span><text:span text:style-name="T7">target is the mount point location inside the container.</text:span><text:span text:style-name="T8">(</text:span><text:span text:style-name="T12">2GB)</text:span></text:p>
      <text:p text:style-name="P1">-it <text:span text:style-name="T4">instructs Docker to allocate a pseudo-TTY connected to the container’s stdin; creating an interactive </text:span>bash<text:span text:style-name="T4"> shell in the container</text:span></text:p>
      <text:p text:style-name="P22"/>
      <text:p text:style-name="P1"><text:span text:style-name="T1">2)</text:span>root@0033182c6519:/# apt-get update</text:p>
      <text:p text:style-name="P14"><text:span text:style-name="T2">apt-get update</text:span> downloads the package lists from the repositories and "updates" them to get information on the newest versions of packages and their dependencies. It will do this for all repositories and PPAs.</text:p>
      <text:p text:style-name="P1"/>
      <text:p text:style-name="P1"><text:span text:style-name="T1">3)</text:span>root@0033182c6519:/# apt-get install nano net-tools iputils-ping</text:p>
      <text:p text:style-name="P2">nano <text:span text:style-name="T4">is a simple, modeless, WYSIWYG command-line text editor included in most Linux installations.</text:span></text:p>
      <text:p text:style-name="P2"><text:span text:style-name="T13">n</text:span>et-tools <text:span text:style-name="T9">is</text:span><text:span text:style-name="T4"> the collection of base networking utilities for Linux.</text:span></text:p>
      <text:p text:style-name="P2"><text:span text:style-name="T13">i</text:span>putils-ping <text:span text:style-name="T9">installed so </text:span><text:span text:style-name="T13">ifconfig </text:span><text:span text:style-name="T9">can be used to find ip addr of docker containers</text:span></text:p>
      <text:p text:style-name="P2"/>
      <text:p text:style-name="P1"><text:span text:style-name="T1">4)</text:span>root@0033182c6519:/# cd T1_files/</text:p>
      <text:p text:style-name="P15">Changing directory to <text:span text:style-name="T2">T1_files</text:span></text:p>
      <text:p text:style-name="P1"/>
      <text:p text:style-name="P1"><text:span text:style-name="T1">5)</text:span>root@0033182c6519:/T1_files# cd server/</text:p>
      <text:p text:style-name="P15">Changing directory to server</text:p>
      <text:p text:style-name="P1"/>
      <text:p text:style-name="P1"><text:span text:style-name="T1">6)</text:span>root@0033182c6519:/T1_files/server# nano server.py</text:p>
      <text:p text:style-name="P15">Using the nano editor to changing the HOST ip addr in server.py</text:p>
      <text:p text:style-name="P1"/>
      <text:p text:style-name="P1"><text:soft-page-break/><text:span text:style-name="T1">7)</text:span>root@0033182c6519:/T1_files/server# python server.py </text:p>
      <text:p text:style-name="P15">Running the server.py file.</text:p>
      <text:p text:style-name="P15"/>
      <text:p text:style-name="P10">S<text:span text:style-name="T18">erver Logs</text:span></text:p>
      <text:p text:style-name="P24">Connected by ('172.17.0.3', 50518)</text:p>
      <text:p text:style-name="P24">Connection from : <text:s/>('172.17.0.3', 50518)</text:p>
      <text:p text:style-name="P24">Connected by ('172.17.0.4', 38214)</text:p>
      <text:p text:style-name="P24">Connection from : <text:s/>('172.17.0.4', 38214)</text:p>
      <text:p text:style-name="P24">Connected by ('172.17.0.5', 35756)</text:p>
      <text:p text:style-name="P24">Connection from : <text:s/>('172.17.0.5', 35756)</text:p>
      <text:p text:style-name="P24"/>
      <text:p text:style-name="P33"><text:span text:style-name="T14">8)</text:span>root@0033182c6519:/T1_files/server# apt install tree</text:p>
      <text:p text:style-name="P29">Installing the tree package <text:span text:style-name="T15">to show the output in a tree-like hierarchical structure.</text:span></text:p>
      <text:p text:style-name="P33"/>
      <text:p text:style-name="P33"><text:span text:style-name="T14">9)</text:span>root@0033182c6519:/T1_files/server# tree -L 3</text:p>
      <text:p text:style-name="P30">Displaying the tree-like hierarchical structure.</text:p>
      <text:p text:style-name="P33"/>
      <text:p text:style-name="P33">.</text:p>
      <text:p text:style-name="P33">├── client01</text:p>
      <text:p text:style-name="P33">│   └── orca.jpg</text:p>
      <text:p text:style-name="P33">├── client02</text:p>
      <text:p text:style-name="P33">│   └── jellyfish.jpg</text:p>
      <text:p text:style-name="P33">├── client03</text:p>
      <text:p text:style-name="P33">│   └── taco_bell.mp3</text:p>
      <text:p text:style-name="P33">├── example.py</text:p>
      <text:p text:style-name="P33">└── server.py</text:p>
      <text:p text:style-name="P33"/>
      <text:p text:style-name="P33">3 directories, 5 files</text:p>
      <text:p text:style-name="P33"/>
      <text:p text:style-name="P33"/>
      <text:p text:style-name="P36">Client<text:span text:style-name="T21">01</text:span> Section</text:p>
      <text:p text:style-name="P33"><text:span text:style-name="T15">10)</text:span>rajat@rajat:~$ docker run --name T1_client01 --mount type=bind,source=/home/rajat/sheesh/DSD6231/Lab/Assignments/Assignment1/COMP6231_assignment_1_client_server,target=/T1_files --shm-size 2GB -it python bash</text:p>
      <text:p text:style-name="P19"><text:span text:style-name="T2">docker run</text:span> command first creates a writeable container layer over the specified image</text:p>
      <text:p text:style-name="P6">--<text:span text:style-name="T3">name </text:span><text:span text:style-name="T5">Assign a name to the container (</text:span><text:span text:style-name="T3">T1_</text:span><text:span text:style-name="T15">client01</text:span><text:span text:style-name="T5">)</text:span></text:p>
      <text:p text:style-name="P6">--<text:span text:style-name="T10">mount </text:span><text:span text:style-name="T6"><text:s/>flag allows you to mount volumes, host-directories and tmpfs mounts in a container.</text:span></text:p>
      <text:p text:style-name="P6"><text:span text:style-name="T10">source</text:span><text:span text:style-name="T6"> is the mount point location in the host file system</text:span></text:p>
      <text:p text:style-name="P19"><text:span text:style-name="T2">target</text:span> is the mount point location inside the container.<text:span text:style-name="T15">( </text:span><text:span text:style-name="T16">T1_files </text:span><text:span text:style-name="T17">)</text:span></text:p>
      <text:p text:style-name="P6">--<text:span text:style-name="T11">shm-size </text:span><text:span text:style-name="T7">target is the mount point location inside the container.</text:span><text:span text:style-name="T8">(</text:span><text:span text:style-name="T12">2GB)</text:span></text:p>
      <text:p text:style-name="P6">-it <text:span text:style-name="T4">instructs Docker to allocate a pseudo-TTY connected to the container’s stdin; creating an interactive </text:span>bash<text:span text:style-name="T4"> shell in the container</text:span></text:p>
      <text:p text:style-name="P23"/>
      <text:p text:style-name="P33"/>
      <text:p text:style-name="P33"><text:span text:style-name="T15">11)</text:span>root@f86009edcad8:/# apt-get update</text:p>
      <text:p text:style-name="P19"><text:span text:style-name="T2">apt-get update</text:span> downloads the package lists from the repositories and "updates" them to get information on the newest versions of packages and their dependencies. It will do this for all repositories and PPAs.</text:p>
      <text:p text:style-name="P6"/>
      <text:p text:style-name="P6"><text:soft-page-break/></text:p>
      <text:p text:style-name="P33"><text:span text:style-name="T15">12)</text:span>root@f86009edcad8:/# apt-get install nano net-tools iputils-ping</text:p>
      <text:p text:style-name="P3">nano <text:span text:style-name="T4">is a simple, modeless, WYSIWYG command-line text editor included in most Linux installations.</text:span></text:p>
      <text:p text:style-name="P3"><text:span text:style-name="T13">n</text:span>et-tools <text:span text:style-name="T9">is</text:span><text:span text:style-name="T4"> the collection of base networking utilities for Linux.</text:span></text:p>
      <text:p text:style-name="P3"><text:span text:style-name="T13">i</text:span>putils-ping <text:span text:style-name="T9">installed so </text:span><text:span text:style-name="T13">ifconfig </text:span><text:span text:style-name="T9">can be used to find ip addr of docker containers</text:span></text:p>
      <text:p text:style-name="P3"/>
      <text:p text:style-name="P6"/>
      <text:p text:style-name="P33"><text:span text:style-name="T15">13)</text:span>root@f86009edcad8:/# cd T1_files/</text:p>
      <text:p text:style-name="P16">Changing directory to <text:span text:style-name="T2">T1_files</text:span></text:p>
      <text:p text:style-name="P6"/>
      <text:p text:style-name="P6"/>
      <text:p text:style-name="P33"><text:span text:style-name="T15">14)</text:span>root@f86009edcad8:/T1_files# cd client/</text:p>
      <text:p text:style-name="P30">Changing the directory to client.</text:p>
      <text:p text:style-name="P30"/>
      <text:p text:style-name="P33"><text:span text:style-name="T15">15)</text:span>root@f86009edcad8:/T1_files/client# nano client.py</text:p>
      <text:p text:style-name="P16">Using the nano editor to changing the HOST ip addr in <text:span text:style-name="T15">client</text:span>.py</text:p>
      <text:p text:style-name="P6"/>
      <text:p text:style-name="P33"><text:span text:style-name="T15">16)</text:span>root@f86009edcad8:/T1_files/client# python client.py </text:p>
      <text:p text:style-name="P16">Running the <text:span text:style-name="T15">client</text:span>.py file.</text:p>
      <text:p text:style-name="P16"/>
      <text:p text:style-name="P11">Client01 Logs</text:p>
      <text:p text:style-name="P25">Connected to server at IP: 172.17.0.2 and Port: 65432</text:p>
      <text:p text:style-name="P25">Handshake Done.Client Section01 EOF is: &lt;yVPKpVUe&gt;</text:p>
      <text:p text:style-name="P25">Current Directory: /T1_files/server:</text:p>
      <text:p text:style-name="P25">|</text:p>
      <text:p text:style-name="P25">-- </text:p>
      <text:p text:style-name="P25">-- example.py</text:p>
      <text:p text:style-name="P25">-- server.py</text:p>
      <text:p text:style-name="P25">Choose a command: cd, mkdir, rm, ul, dl, exit</text:p>
      <text:p text:style-name="P25">&gt;&gt;&gt;mkdir client01</text:p>
      <text:p text:style-name="P25">========================================================================================</text:p>
      <text:p text:style-name="P25">Current Directory: /T1_files/server:</text:p>
      <text:p text:style-name="P25">|</text:p>
      <text:p text:style-name="P25">-- client01</text:p>
      <text:p text:style-name="P25">-- example.py</text:p>
      <text:p text:style-name="P25">-- server.py</text:p>
      <text:p text:style-name="P25">Choose a command: cd, mkdir, rm, ul, dl, exit</text:p>
      <text:p text:style-name="P25">&gt;&gt;&gt;cd client01</text:p>
      <text:p text:style-name="P25">========================================================================================</text:p>
      <text:p text:style-name="P25">Current Directory: /T1_files/server/client01:</text:p>
      <text:p text:style-name="P25">|</text:p>
      <text:p text:style-name="P25">-- </text:p>
      <text:p text:style-name="P25">-- </text:p>
      <text:p text:style-name="P25">Choose a command: cd, mkdir, rm, ul, dl, exit</text:p>
      <text:p text:style-name="P25">&gt;&gt;&gt;ul orca.jpg <text:s text:c="2"/></text:p>
      <text:p text:style-name="P25">========================================================================================</text:p>
      <text:p text:style-name="P25">Current Directory: /T1_files/server/client01:</text:p>
      <text:p text:style-name="P25">|</text:p>
      <text:p text:style-name="P25">-- </text:p>
      <text:p text:style-name="P25">-- orca.jpg</text:p>
      <text:p text:style-name="P25">Choose a command: cd, mkdir, rm, ul, dl, exit</text:p>
      <text:p text:style-name="P25">&gt;&gt;&gt;cd ..</text:p>
      <text:p text:style-name="P25">========================================================================================</text:p>
      <text:p text:style-name="P25">Current Directory: /T1_files/server:</text:p>
      <text:p text:style-name="P25">|</text:p>
      <text:p text:style-name="P25">-- client03</text:p>
      <text:p text:style-name="P25">-- client02</text:p>
      <text:p text:style-name="P25">-- client01</text:p>
      <text:p text:style-name="P25">-- example.py</text:p>
      <text:p text:style-name="P25">-- server.py</text:p>
      <text:p text:style-name="P25">Choose a command: cd, mkdir, rm, ul, dl, exit</text:p>
      <text:p text:style-name="P25"><text:soft-page-break/>&gt;&gt;&gt;dl example.py</text:p>
      <text:p text:style-name="P25">========================================================================================</text:p>
      <text:p text:style-name="P25">Current Directory: /T1_files/server:</text:p>
      <text:p text:style-name="P25">|</text:p>
      <text:p text:style-name="P25">-- client03</text:p>
      <text:p text:style-name="P25">-- client02</text:p>
      <text:p text:style-name="P25">-- client01</text:p>
      <text:p text:style-name="P25">-- example.py</text:p>
      <text:p text:style-name="P25">-- server.py</text:p>
      <text:p text:style-name="P25">Choose a command: cd, mkdir, rm, ul, dl, exit</text:p>
      <text:p text:style-name="P25">&gt;&gt;&gt;rm example.py</text:p>
      <text:p text:style-name="P25">========================================================================================</text:p>
      <text:p text:style-name="P25">Current Directory: /T1_files/server:</text:p>
      <text:p text:style-name="P25">|</text:p>
      <text:p text:style-name="P25">-- client03</text:p>
      <text:p text:style-name="P25">-- client02</text:p>
      <text:p text:style-name="P25">-- client01</text:p>
      <text:p text:style-name="P25">-- server.py</text:p>
      <text:p text:style-name="P25">Choose a command: cd, mkdir, rm, ul, dl, exit</text:p>
      <text:p text:style-name="P25">&gt;&gt;&gt;ul example.py</text:p>
      <text:p text:style-name="P25">========================================================================================</text:p>
      <text:p text:style-name="P25">Current Directory: /T1_files/server:</text:p>
      <text:p text:style-name="P25">|</text:p>
      <text:p text:style-name="P25">-- client03</text:p>
      <text:p text:style-name="P25">-- client02</text:p>
      <text:p text:style-name="P25">-- client01</text:p>
      <text:p text:style-name="P25">-- example.py</text:p>
      <text:p text:style-name="P25">-- server.py</text:p>
      <text:p text:style-name="P25">Choose a command: cd, mkdir, rm, ul, dl, exit</text:p>
      <text:p text:style-name="P25">&gt;&gt;&gt;exit</text:p>
      <text:p text:style-name="P25">========================================================================================</text:p>
      <text:p text:style-name="P25">Exiting the application.</text:p>
      <text:p text:style-name="P28"/>
      <text:p text:style-name="P28"/>
      <text:p text:style-name="P34"/>
      <text:p text:style-name="P37">Client<text:span text:style-name="T21">02</text:span> Section</text:p>
      <text:p text:style-name="P34"><text:span text:style-name="T19">17)</text:span>rajat@rajat:~/Downloads/pycharm-2022.2.3/bin$ docker run --name T1_client02 --mount type=bind,source=/home/rajat/sheesh/DSD6231/Lab/Assignments/Assignment1/COMP6231_assignment_1_client_server,target=/T1_files --shm-size 2GB -it python bash</text:p>
      <text:p text:style-name="P20"><text:span text:style-name="T2">docker run</text:span> command first creates a writeable container layer over the specified image</text:p>
      <text:p text:style-name="P7">--<text:span text:style-name="T3">name </text:span><text:span text:style-name="T5">Assign a name to the container (</text:span><text:span text:style-name="T3">T1_</text:span><text:span text:style-name="T15">client0</text:span><text:span text:style-name="T19">2</text:span><text:span text:style-name="T5">)</text:span></text:p>
      <text:p text:style-name="P7">--<text:span text:style-name="T10">mount </text:span><text:span text:style-name="T6"><text:s/>flag allows you to mount volumes, host-directories and tmpfs mounts in a container.</text:span></text:p>
      <text:p text:style-name="P7"><text:span text:style-name="T10">source</text:span><text:span text:style-name="T6"> is the mount point location in the host file system</text:span></text:p>
      <text:p text:style-name="P20"><text:span text:style-name="T2">target</text:span> is the mount point location inside the container.<text:span text:style-name="T15">( </text:span><text:span text:style-name="T16">T1_files </text:span><text:span text:style-name="T17">)</text:span></text:p>
      <text:p text:style-name="P7">--<text:span text:style-name="T11">shm-size </text:span><text:span text:style-name="T7">target is the mount point location inside the container.</text:span><text:span text:style-name="T8">(</text:span><text:span text:style-name="T12">2GB)</text:span></text:p>
      <text:p text:style-name="P7">-it <text:span text:style-name="T4">instructs Docker to allocate a pseudo-TTY connected to the container’s stdin; creating an interactive </text:span>bash<text:span text:style-name="T4"> shell in the container</text:span></text:p>
      <text:p text:style-name="P20"/>
      <text:p text:style-name="P34"><text:span text:style-name="T19">18)</text:span>root@21dd4a2d10ab:/# apt-get update</text:p>
      <text:p text:style-name="P20"><text:span text:style-name="T2">apt-get update</text:span> downloads the package lists from the repositories and "updates" them to get information on the newest versions of packages and their dependencies. It will do this for all repositories and PPAs.</text:p>
      <text:p text:style-name="P7"/>
      <text:p text:style-name="P34"><text:span text:style-name="T19">19)</text:span>root@21dd4a2d10ab:/# apt-get install iputils-ping nano net-tools</text:p>
      <text:p text:style-name="P4">nano <text:span text:style-name="T4">is a simple, modeless, WYSIWYG command-line text editor included in most Linux installations.</text:span></text:p>
      <text:p text:style-name="P4"><text:span text:style-name="T13">n</text:span>et-tools <text:span text:style-name="T9">is</text:span><text:span text:style-name="T4"> the collection of base networking utilities for Linux.</text:span></text:p>
      <text:p text:style-name="P4"><text:span text:style-name="T13">i</text:span>putils-ping <text:span text:style-name="T9">installed so </text:span><text:span text:style-name="T13">ifconfig </text:span><text:span text:style-name="T9">can be used to find ip addr of docker containers</text:span></text:p>
      <text:p text:style-name="P4"/>
      <text:p text:style-name="P7"/>
      <text:p text:style-name="P34"><text:soft-page-break/><text:span text:style-name="T19">20)</text:span>root@21dd4a2d10ab:/T1_files# cd client/</text:p>
      <text:p text:style-name="P31">Changing the directory to client.</text:p>
      <text:p text:style-name="P31"/>
      <text:p text:style-name="P34"><text:span text:style-name="T19">21)</text:span>root@21dd4a2d10ab:/T1_files/client# nano client.py </text:p>
      <text:p text:style-name="P17">Using the nano editor to changing the HOST ip addr in <text:span text:style-name="T15">client</text:span>.py</text:p>
      <text:p text:style-name="P7"/>
      <text:p text:style-name="P34"/>
      <text:p text:style-name="P34"><text:span text:style-name="T19">22)</text:span>root@21dd4a2d10ab:/T1_files/client# python client.py</text:p>
      <text:p text:style-name="P17">Running the <text:span text:style-name="T15">client</text:span>.py file.</text:p>
      <text:p text:style-name="P17"/>
      <text:p text:style-name="P12">Client01 Logs</text:p>
      <text:p text:style-name="P26">Connected to server at IP: 172.17.0.2 and Port: 65432</text:p>
      <text:p text:style-name="P26">Handshake Done. EOF is: &lt;3ptoejT7&gt;</text:p>
      <text:p text:style-name="P26">Current Directory: /T1_files/server:</text:p>
      <text:p text:style-name="P26">|</text:p>
      <text:p text:style-name="P26">-- </text:p>
      <text:p text:style-name="P26">-- example.py</text:p>
      <text:p text:style-name="P26">-- server.py</text:p>
      <text:p text:style-name="P26">Choose a command: cd, mkdir, rm, ul, dl, exit</text:p>
      <text:p text:style-name="P26">&gt;&gt;&gt;mkdir client02</text:p>
      <text:p text:style-name="P26">========================================================================================</text:p>
      <text:p text:style-name="P26">Current Directory: /T1_files/server:</text:p>
      <text:p text:style-name="P26">|</text:p>
      <text:p text:style-name="P26">-- client02</text:p>
      <text:p text:style-name="P26">-- client01</text:p>
      <text:p text:style-name="P26">-- example.py</text:p>
      <text:p text:style-name="P26">-- server.py</text:p>
      <text:p text:style-name="P26">Choose a command: cd, mkdir, rm, ul, dl, exit</text:p>
      <text:p text:style-name="P26">&gt;&gt;&gt;cd client02</text:p>
      <text:p text:style-name="P26">========================================================================================</text:p>
      <text:p text:style-name="P26">Current Directory: /T1_files/server/client02:</text:p>
      <text:p text:style-name="P26">|</text:p>
      <text:p text:style-name="P26">-- </text:p>
      <text:p text:style-name="P26">-- </text:p>
      <text:p text:style-name="P26">Choose a command: cd, mkdir, rm, ul, dl, exit</text:p>
      <text:p text:style-name="P26">&gt;&gt;&gt;ul jellyfish.jpg</text:p>
      <text:p text:style-name="P26">========================================================================================</text:p>
      <text:p text:style-name="P26">Current Directory: /T1_files/server/client02:</text:p>
      <text:p text:style-name="P26">|</text:p>
      <text:p text:style-name="P26">-- </text:p>
      <text:p text:style-name="P26">-- jellyfish.jpg</text:p>
      <text:p text:style-name="P26">Choose a command: cd, mkdir, rm, ul, dl, exit</text:p>
      <text:p text:style-name="P26">&gt;&gt;&gt;exit</text:p>
      <text:p text:style-name="P26">========================================================================================</text:p>
      <text:p text:style-name="P26">Exiting the application.</text:p>
      <text:p text:style-name="P34"/>
      <text:p text:style-name="P37">Client<text:span text:style-name="T21">03</text:span> Section</text:p>
      <text:p text:style-name="P35">23)rajat@rajat:~/Downloads/pycharm-2022.2.3/bin$ docker run --name T1_client03 --mount type=bind,source=/home/rajat/sheesh/DSD6231/Lab/Assignments/Assignment1/COMP6231_assignment_1_client_server,target=/T1_files --shm-size 2GB -it python bash</text:p>
      <text:p text:style-name="P21"><text:span text:style-name="T2">docker run</text:span> command first creates a writeable container layer over the specified image</text:p>
      <text:p text:style-name="P8">--<text:span text:style-name="T3">name </text:span><text:span text:style-name="T5">Assign a name to the container (</text:span><text:span text:style-name="T3">T1_</text:span><text:span text:style-name="T15">client0</text:span><text:span text:style-name="T21">3</text:span><text:span text:style-name="T5">)</text:span></text:p>
      <text:p text:style-name="P8">--<text:span text:style-name="T10">mount </text:span><text:span text:style-name="T6"><text:s/>flag allows you to mount volumes, host-directories and tmpfs mounts in a container.</text:span></text:p>
      <text:p text:style-name="P8"><text:span text:style-name="T10">source</text:span><text:span text:style-name="T6"> is the mount point location in the host file system</text:span></text:p>
      <text:p text:style-name="P21"><text:span text:style-name="T2">target</text:span> is the mount point location inside the container.<text:span text:style-name="T15">( </text:span><text:span text:style-name="T16">T1_files </text:span><text:span text:style-name="T17">)</text:span></text:p>
      <text:p text:style-name="P8">--<text:span text:style-name="T11">shm-size </text:span><text:span text:style-name="T7">target is the mount point location inside the container.</text:span><text:span text:style-name="T8">(</text:span><text:span text:style-name="T12">2GB)</text:span></text:p>
      <text:p text:style-name="P8">-it <text:span text:style-name="T4">instructs Docker to allocate a pseudo-TTY connected to the container’s stdin; creating an interactive </text:span>bash<text:span text:style-name="T4"> shell in the container</text:span></text:p>
      <text:p text:style-name="P21"><text:soft-page-break/></text:p>
      <text:p text:style-name="P35">24)root@c0e7ed4cc396:/# apt-get update</text:p>
      <text:p text:style-name="P21"><text:span text:style-name="T2">apt-get update</text:span> downloads the package lists from the repositories and "updates" them to get information on the newest versions of packages and their dependencies. It will do this for all repositories and PPAs.</text:p>
      <text:p text:style-name="P8"/>
      <text:p text:style-name="P35">25)root@c0e7ed4cc396:/# apt-get install nano net-tools iputils-ping</text:p>
      <text:p text:style-name="P5">nano <text:span text:style-name="T4">is a simple, modeless, WYSIWYG command-line text editor included in most Linux installations.</text:span></text:p>
      <text:p text:style-name="P5"><text:span text:style-name="T13">n</text:span>et-tools <text:span text:style-name="T9">is</text:span><text:span text:style-name="T4"> the collection of base networking utilities for Linux.</text:span></text:p>
      <text:p text:style-name="P5"><text:span text:style-name="T13">i</text:span>putils-ping <text:span text:style-name="T9">installed so </text:span><text:span text:style-name="T13">ifconfig </text:span><text:span text:style-name="T9">can be used to find ip addr of docker containers</text:span></text:p>
      <text:p text:style-name="P5"/>
      <text:p text:style-name="P8"/>
      <text:p text:style-name="P35">26)root@c0e7ed4cc396:/# cd T1_files/client/</text:p>
      <text:p text:style-name="P32">Changing the directory to client.</text:p>
      <text:p text:style-name="P32"/>
      <text:p text:style-name="P35"/>
      <text:p text:style-name="P35">27)root@c0e7ed4cc396:/T1_files/client# nano client.py</text:p>
      <text:p text:style-name="P18">Using the nano editor to changing the HOST ip addr in <text:span text:style-name="T15">client</text:span>.py</text:p>
      <text:p text:style-name="P8"/>
      <text:p text:style-name="P35"/>
      <text:p text:style-name="P35">28)root@c0e7ed4cc396:/T1_files/client# python client.py</text:p>
      <text:p text:style-name="P18">Running the <text:span text:style-name="T15">client</text:span>.py file.</text:p>
      <text:p text:style-name="P18"/>
      <text:p text:style-name="P18"/>
      <text:p text:style-name="P13">Client0<text:span text:style-name="T20">3</text:span> Logs</text:p>
      <text:p text:style-name="P27">Connected to server at IP: 172.17.0.2 and Port: 65432</text:p>
      <text:p text:style-name="P27">Handshake Done. EOF is: &lt;NZurN0cP&gt;</text:p>
      <text:p text:style-name="P27">Current Directory: /T1_files/server:</text:p>
      <text:p text:style-name="P27">|</text:p>
      <text:p text:style-name="P27">-- </text:p>
      <text:p text:style-name="P27">-- example.py</text:p>
      <text:p text:style-name="P27">-- server.py</text:p>
      <text:p text:style-name="P27">Choose a command: cd, mkdir, rm, ul, dl, exit</text:p>
      <text:p text:style-name="P27">&gt;&gt;&gt;mkdir client03</text:p>
      <text:p text:style-name="P27">========================================================================================</text:p>
      <text:p text:style-name="P27">Current Directory: /T1_files/server:</text:p>
      <text:p text:style-name="P27">|</text:p>
      <text:p text:style-name="P27">-- client03</text:p>
      <text:p text:style-name="P27">-- client02</text:p>
      <text:p text:style-name="P27">-- client01</text:p>
      <text:p text:style-name="P27">-- example.py</text:p>
      <text:p text:style-name="P27">-- server.py</text:p>
      <text:p text:style-name="P27">Choose a command: cd, mkdir, rm, ul, dl, exit</text:p>
      <text:p text:style-name="P27">&gt;&gt;&gt;cd client03</text:p>
      <text:p text:style-name="P27">========================================================================================</text:p>
      <text:p text:style-name="P27">Current Directory: /T1_files/server/client03:</text:p>
      <text:p text:style-name="P27">|</text:p>
      <text:p text:style-name="P27">-- </text:p>
      <text:p text:style-name="P27">-- </text:p>
      <text:p text:style-name="P27">Choose a command: cd, mkdir, rm, ul, dl, exit</text:p>
      <text:p text:style-name="P27">&gt;&gt;&gt;ul taco_bell.mp3</text:p>
      <text:p text:style-name="P27">========================================================================================</text:p>
      <text:p text:style-name="P27">Current Directory: /T1_files/server/client03:</text:p>
      <text:p text:style-name="P27">|</text:p>
      <text:p text:style-name="P27">-- </text:p>
      <text:p text:style-name="P27">-- taco_bell.mp3</text:p>
      <text:p text:style-name="P27">Choose a command: cd, mkdir, rm, ul, dl, exit</text:p>
      <text:p text:style-name="P27">&gt;&gt;&gt;exit</text:p>
      <text:p text:style-name="P27">========================================================================================</text:p>
      <text:p text:style-name="P27"><text:soft-page-break/>Exiting the 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9T21:25:06.872670300</meta:creation-date>
    <dc:date>2022-11-20T19:48:27.976557407</dc:date>
    <meta:editing-duration>PT2M56S</meta:editing-duration>
    <meta:editing-cycles>3</meta:editing-cycles>
    <meta:generator>LibreOffice/7.4.2.3$Linux_X86_64 LibreOffice_project/40$Build-3</meta:generator>
    <meta:document-statistic meta:table-count="1" meta:image-count="0" meta:object-count="0" meta:page-count="7" meta:paragraph-count="267" meta:word-count="1384" meta:character-count="11425" meta:non-whitespace-character-count="10300"/>
  </office:meta>
</office:document-meta>
</file>